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fdefe3" draw:shadow="hidden" loext:decorative="false"/>
    </style:style>
    <style:style style:name="gr4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5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 loext:decorative="false"/>
      <style:paragraph-properties style:writing-mode="lr-tb"/>
    </style:style>
    <style:style style:name="gr6" style:family="graphic" style:parent-style-name="standard">
      <style:graphic-properties draw:stroke="none" draw:fill="gradient" draw:fill-gradient-name="Gradient_5f_0" draw:shadow="hidden" loext:decorative="false"/>
    </style:style>
    <style:style style:name="gr7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solid" svg:stroke-width="0.042cm" svg:stroke-color="#0000ff" draw:marker-end="Marker_5f_0" draw:marker-end-width="0.361cm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9" style:family="graphic" style:parent-style-name="standard">
      <style:graphic-properties draw:stroke="solid" svg:stroke-width="0.042cm" svg:stroke-color="#0000ff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10" style:family="graphic" style:parent-style-name="standard">
      <style:graphic-properties draw:stroke="none" draw:fill="solid" draw:fill-color="#bfb1cf" draw:shadow="hidden" loext:decorative="false"/>
    </style:style>
    <style:style style:name="gr11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1.546cm" fo:min-width="2.54cm" fo:padding-top="0.071cm" fo:padding-bottom="0.071cm" fo:padding-left="0.071cm" fo:padding-right="0.071cm" loext:decorative="false"/>
      <style:paragraph-properties style:writing-mode="lr-tb"/>
    </style:style>
    <style:style style:name="gr15" style:family="graphic" style:parent-style-name="standard">
      <style:graphic-properties draw:stroke="solid" svg:stroke-width="0.042cm" svg:stroke-color="#0000ff" draw:marker-start="Marker_5f_0" draw:marker-start-width="0.361cm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16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 loext:decorative="false"/>
    </style:style>
    <style:style style:name="gr17" style:family="graphic" style:parent-style-name="standard">
      <style:graphic-properties draw:stroke="none" draw:fill="gradient" draw:fill-gradient-name="Gradient_5f_1" draw:shadow="hidden" loext:decorative="false"/>
    </style:style>
    <style:style style:name="gr1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19" style:family="graphic" style:parent-style-name="standard">
      <style:graphic-properties svg:stroke-color="#bbe33d" draw:stroke-linejoin="round" draw:fill-color="#d4ea6b" draw:textarea-horizontal-align="justify" draw:textarea-vertical-align="middle" draw:auto-grow-height="false" fo:min-height="1.02cm" fo:min-width="2.04cm" loext:decorative="false"/>
      <style:paragraph-properties style:writing-mode="lr-tb"/>
    </style:style>
    <style:style style:name="P1" style:family="paragraph">
      <loext:graphic-properties draw:fill="solid" draw:fill-color="#fdefe3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gradient" draw:fill-gradient-name="Gradient_5f_0"/>
    </style:style>
    <style:style style:name="P5" style:family="paragraph">
      <loext:graphic-properties draw:fill="solid" draw:fill-color="#bfb1cf"/>
    </style:style>
    <style:style style:name="P6" style:family="paragraph">
      <loext:graphic-properties draw:fill="gradient" draw:fill-gradient-name="Gradient_5f_1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-color="#d4ea6b"/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2" style:family="text">
      <style:text-properties fo:color="#000000" loext:opacity="100%" style:font-name="Arial" fo:font-size="14pt" style:font-name-asian="Arial" style:font-size-asian="14pt" style:font-name-complex="Arial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ob proj toplevel" draw:style-name="dp1" draw:master-page-name="PM0">
        <draw:g draw:style-name="gr1">
          <draw:g draw:style-name="gr2">
            <draw:path draw:style-name="gr3" draw:text-style-name="P1" draw:layer="layout" svg:width="2cm" svg:height="2cm" svg:x="7cm" svg:y="2.2cm" svg:viewBox="0 0 2001 2001" svg:d="M1334 0l667 499h-667zM0 0v2001h2001v-1502h-667v-499z">
              <text:p/>
            </draw:path>
            <draw:path draw:style-name="gr4" draw:text-style-name="P2" draw:layer="layout" svg:width="2cm" svg:height="2cm" svg:x="7cm" svg:y="2.2cm" svg:viewBox="0 0 2001 2001" svg:d="M1334 0l667 499h-667zM0 0v2001h2001v-1502h-667v-499z">
              <text:p/>
            </draw:path>
          </draw:g>
          <draw:frame draw:style-name="gr5" draw:text-style-name="P2" draw:layer="layout" svg:width="2cm" svg:height="1.5cm" svg:x="7cm" svg:y="2.7cm">
            <draw:text-box>
              <text:p text:style-name="P3"><text:span text:style-name="T1">Scheme </text:span><text:span text:style-name="T1">source</text:span></text:p>
            </draw:text-box>
          </draw:frame>
        </draw:g>
        <draw:g draw:style-name="gr1">
          <draw:g draw:style-name="gr2">
            <draw:path draw:style-name="gr6" draw:text-style-name="P4" draw:layer="layout" svg:width="3cm" svg:height="1cm" svg:x="1.481cm" svg:y="7.2cm" svg:viewBox="0 0 3001 1001" svg:d="M2502 1001c87 0 173-23 249-67s139-107 183-183 67-162 67-250c0-88-23-174-67-251-44-76-107-139-183-183s-162-67-249-67h-2003c-87 0-173 23-249 67s-139 107-183 183-67 162-67 250c0 88 23 174 67 251 44 76 107 139 183 183s162 67 249 67z">
              <text:p/>
            </draw:path>
            <draw:path draw:style-name="gr4" draw:text-style-name="P2" draw:layer="layout" svg:width="3cm" svg:height="1cm" svg:x="1.481cm" svg:y="7.2cm" svg:viewBox="0 0 3001 1001" svg:d="M2502 1001c87 0 173-23 249-67s139-107 183-183 67-162 67-250c0-88-23-174-67-251-44-76-107-139-183-183s-162-67-249-67h-2003c-87 0-173 23-249 67s-139 107-183 183-67 162-67 250c0 88 23 174 67 251 44 76 107 139 183 183s162 67 249 67z">
              <text:p/>
            </draw:path>
          </draw:g>
          <draw:frame draw:style-name="gr7" draw:text-style-name="P2" draw:layer="layout" svg:width="3cm" svg:height="1cm" svg:x="1.481cm" svg:y="7.2cm">
            <draw:text-box>
              <text:p text:style-name="P3"><text:span text:style-name="T2">Interpreter</text:span></text:p>
            </draw:text-box>
          </draw:frame>
        </draw:g>
        <draw:line draw:style-name="gr8" draw:text-style-name="P2" draw:layer="layout" svg:x1="2.981cm" svg:y1="8.2cm" svg:x2="3.001cm" svg:y2="9.951cm">
          <text:p/>
        </draw:line>
        <draw:g draw:style-name="gr1">
          <draw:g draw:style-name="gr2">
            <draw:path draw:style-name="gr6" draw:text-style-name="P4" draw:layer="layout" svg:width="3cm" svg:height="1cm" svg:x="11.5cm" svg:y="16.7cm" svg:viewBox="0 0 3001 1001" svg:d="M2502 1001c87 0 173-23 249-67s139-107 183-183 67-162 67-250c0-88-23-174-67-251-44-76-107-139-183-183s-162-67-249-67h-2003c-87 0-173 23-249 67s-139 107-183 183-67 162-67 250c0 88 23 174 67 251 44 76 107 139 183 183s162 67 249 67z">
              <text:p/>
            </draw:path>
            <draw:path draw:style-name="gr4" draw:text-style-name="P2" draw:layer="layout" svg:width="3cm" svg:height="1cm" svg:x="11.5cm" svg:y="16.7cm" svg:viewBox="0 0 3001 1001" svg:d="M2502 1001c87 0 173-23 249-67s139-107 183-183 67-162 67-250c0-88-23-174-67-251-44-76-107-139-183-183s-162-67-249-67h-2003c-87 0-173 23-249 67s-139 107-183 183-67 162-67 250c0 88 23 174 67 251 44 76 107 139 183 183s162 67 249 67z">
              <text:p/>
            </draw:path>
          </draw:g>
          <draw:frame draw:style-name="gr7" draw:text-style-name="P2" draw:layer="layout" svg:width="3cm" svg:height="1cm" svg:x="11.5cm" svg:y="16.7cm">
            <draw:text-box>
              <text:p text:style-name="P3"><text:span text:style-name="T2">Bob VM</text:span></text:p>
            </draw:text-box>
          </draw:frame>
        </draw:g>
        <draw:polyline draw:style-name="gr9" draw:text-style-name="P2" draw:layer="layout" svg:width="2.55cm" svg:height="1.5cm" svg:x="5.45cm" svg:y="4.2cm" svg:viewBox="0 0 2551 1501" draw:points="2551,0 2551,1501 0,1501">
          <text:p/>
        </draw:polyline>
        <draw:polyline draw:style-name="gr8" draw:text-style-name="P2" draw:layer="layout" svg:width="3.519cm" svg:height="1.5cm" svg:x="2.981cm" svg:y="5.7cm" svg:viewBox="0 0 3520 1501" draw:points="3520,0 0,0 0,1501">
          <text:p/>
        </draw:polyline>
        <draw:g draw:style-name="gr1">
          <draw:g draw:style-name="gr2">
            <draw:polygon draw:style-name="gr10" draw:text-style-name="P5" draw:layer="layout" svg:width="3cm" svg:height="2.5cm" svg:x="11.5cm" svg:y="11.2cm" svg:viewBox="0 0 3001 2501" draw:points="0,2501 3001,2501 3001,0 0,0">
              <text:p/>
            </draw:polygon>
            <draw:polygon draw:style-name="gr11" draw:text-style-name="P2" draw:layer="layout" svg:width="3cm" svg:height="2.5cm" svg:x="11.5cm" svg:y="11.2cm" svg:viewBox="0 0 3001 2501" draw:points="0,2501 3001,2501 3001,0 0,0">
              <text:p/>
            </draw:polygon>
          </draw:g>
          <draw:frame draw:style-name="gr12" draw:text-style-name="P2" draw:layer="layout" svg:width="3cm" svg:height="2.5cm" svg:x="11.5cm" svg:y="11.2cm">
            <draw:text-box>
              <text:p text:style-name="P3"><text:span text:style-name="T1">Bob VM </text:span></text:p>
              <text:p text:style-name="P3"><text:span text:style-name="T1">Bytecode</text:span></text:p>
              <text:p text:style-name="P3"><text:span text:style-name="T1">(in memory)</text:span></text:p>
            </draw:text-box>
          </draw:frame>
        </draw:g>
        <draw:frame draw:style-name="gr13" draw:text-style-name="P2" draw:layer="layout" svg:width="2.7cm" svg:height="0.949cm" svg:x="1.65cm" svg:y="9.872cm">
          <draw:text-box>
            <text:p text:style-name="P3"><text:span text:style-name="T2">Output</text:span></text:p>
          </draw:text-box>
        </draw:frame>
        <draw:polyline draw:style-name="gr8" draw:text-style-name="P2" draw:layer="layout" svg:width="6.5cm" svg:height="1.5cm" svg:x="6.5cm" svg:y="5.7cm" svg:viewBox="0 0 6501 1501" draw:points="0,0 6501,0 6501,1501">
          <text:p/>
        </draw:polyline>
        <draw:g draw:style-name="gr1">
          <draw:g draw:style-name="gr2">
            <draw:path draw:style-name="gr6" draw:text-style-name="P4" draw:layer="layout" svg:width="3cm" svg:height="1cm" svg:x="11.5cm" svg:y="7.2cm" svg:viewBox="0 0 3001 1001" svg:d="M2502 1001c87 0 173-23 249-67s139-107 183-183 67-162 67-250c0-88-23-174-67-251-44-76-107-139-183-183s-162-67-249-67h-2003c-87 0-173 23-249 67s-139 107-183 183-67 162-67 250c0 88 23 174 67 251 44 76 107 139 183 183s162 67 249 67z">
              <text:p/>
            </draw:path>
            <draw:path draw:style-name="gr4" draw:text-style-name="P2" draw:layer="layout" svg:width="3cm" svg:height="1cm" svg:x="11.5cm" svg:y="7.2cm" svg:viewBox="0 0 3001 1001" svg:d="M2502 1001c87 0 173-23 249-67s139-107 183-183 67-162 67-250c0-88-23-174-67-251-44-76-107-139-183-183s-162-67-249-67h-2003c-87 0-173 23-249 67s-139 107-183 183-67 162-67 250c0 88 23 174 67 251 44 76 107 139 183 183s162 67 249 67z">
              <text:p/>
            </draw:path>
          </draw:g>
          <draw:frame draw:style-name="gr7" draw:text-style-name="P2" draw:layer="layout" svg:width="3cm" svg:height="1cm" svg:x="11.5cm" svg:y="7.2cm">
            <draw:text-box>
              <text:p text:style-name="P3"><text:span text:style-name="T2">Compiler</text:span></text:p>
            </draw:text-box>
          </draw:frame>
        </draw:g>
        <draw:g draw:style-name="gr1">
          <draw:g draw:style-name="gr2">
            <draw:path draw:style-name="gr6" draw:text-style-name="P4" draw:layer="layout" svg:width="3cm" svg:height="1cm" svg:x="6.5cm" svg:y="8.7cm" svg:viewBox="0 0 3001 1001" svg:d="M2502 1001c87 0 173-23 249-67s139-107 183-183 67-162 67-250c0-88-23-174-67-251-44-76-107-139-183-183s-162-67-249-67h-2003c-87 0-173 23-249 67s-139 107-183 183-67 162-67 250c0 88 23 174 67 251 44 76 107 139 183 183s162 67 249 67z">
              <text:p/>
            </draw:path>
            <draw:path draw:style-name="gr4" draw:text-style-name="P2" draw:layer="layout" svg:width="3cm" svg:height="1cm" svg:x="6.5cm" svg:y="8.7cm" svg:viewBox="0 0 3001 1001" svg:d="M2502 1001c87 0 173-23 249-67s139-107 183-183 67-162 67-250c0-88-23-174-67-251-44-76-107-139-183-183s-162-67-249-67h-2003c-87 0-173 23-249 67s-139 107-183 183-67 162-67 250c0 88 23 174 67 251 44 76 107 139 183 183s162 67 249 67z">
              <text:p/>
            </draw:path>
          </draw:g>
          <draw:frame draw:style-name="gr7" draw:text-style-name="P2" draw:layer="layout" svg:width="3cm" svg:height="1cm" svg:x="6.5cm" svg:y="8.7cm">
            <draw:text-box>
              <text:p text:style-name="P3"><text:span text:style-name="T2">Serializer</text:span></text:p>
            </draw:text-box>
          </draw:frame>
        </draw:g>
        <draw:g draw:style-name="gr1">
          <draw:g draw:style-name="gr2">
            <draw:path draw:style-name="gr6" draw:text-style-name="P4" draw:layer="layout" svg:width="3cm" svg:height="1cm" svg:x="6.5cm" svg:y="15.2cm" svg:viewBox="0 0 3001 1001" svg:d="M2502 1001c87 0 173-23 249-67s139-107 183-183 67-162 67-250c0-88-23-174-67-251-44-76-107-139-183-183s-162-67-249-67h-2003c-87 0-173 23-249 67s-139 107-183 183-67 162-67 250c0 88 23 174 67 251 44 76 107 139 183 183s162 67 249 67z">
              <text:p/>
            </draw:path>
            <draw:path draw:style-name="gr4" draw:text-style-name="P2" draw:layer="layout" svg:width="3cm" svg:height="1cm" svg:x="6.5cm" svg:y="15.2cm" svg:viewBox="0 0 3001 1001" svg:d="M2502 1001c87 0 173-23 249-67s139-107 183-183 67-162 67-250c0-88-23-174-67-251-44-76-107-139-183-183s-162-67-249-67h-2003c-87 0-173 23-249 67s-139 107-183 183-67 162-67 250c0 88 23 174 67 251 44 76 107 139 183 183s162 67 249 67z">
              <text:p/>
            </draw:path>
          </draw:g>
          <draw:frame draw:style-name="gr7" draw:text-style-name="P2" draw:layer="layout" svg:width="3cm" svg:height="1cm" svg:x="6.5cm" svg:y="15.2cm">
            <draw:text-box>
              <text:p text:style-name="P3"><text:span text:style-name="T2">Deserializ</text:span><text:span text:style-name="T2">er</text:span></text:p>
            </draw:text-box>
          </draw:frame>
        </draw:g>
        <draw:g draw:style-name="gr1">
          <draw:g draw:style-name="gr2">
            <draw:path draw:style-name="gr3" draw:text-style-name="P1" draw:layer="layout" svg:width="2.5cm" svg:height="2.25cm" svg:x="6.75cm" svg:y="11.45cm" svg:viewBox="0 0 2501 2251" svg:d="M1667 0l834 562h-834zM0 0v2251h2501v-1689h-834v-562z">
              <text:p/>
            </draw:path>
            <draw:path draw:style-name="gr4" draw:text-style-name="P2" draw:layer="layout" svg:width="2.5cm" svg:height="2.25cm" svg:x="6.75cm" svg:y="11.45cm" svg:viewBox="0 0 2501 2251" svg:d="M1667 0l834 562h-834zM0 0v2251h2501v-1689h-834v-562z">
              <text:p/>
            </draw:path>
          </draw:g>
          <draw:frame draw:style-name="gr14" draw:text-style-name="P2" draw:layer="layout" svg:width="2.5cm" svg:height="1.847cm" svg:x="6.75cm" svg:y="11.932cm">
            <draw:text-box>
              <text:p text:style-name="P3"><text:span text:style-name="T1">Bob VM </text:span></text:p>
              <text:p text:style-name="P3"><text:span text:style-name="T1">Bytecode</text:span></text:p>
              <text:p text:style-name="P3"><text:span text:style-name="T1">(file)</text:span></text:p>
            </draw:text-box>
          </draw:frame>
        </draw:g>
        <draw:line draw:style-name="gr8" draw:text-style-name="P2" draw:layer="layout" svg:x1="13cm" svg:y1="17.7cm" svg:x2="13cm" svg:y2="20.2cm">
          <text:p/>
        </draw:line>
        <draw:frame draw:style-name="gr13" draw:text-style-name="P2" draw:layer="layout" svg:width="2.7cm" svg:height="0.949cm" svg:x="11.65cm" svg:y="20.078cm">
          <draw:text-box>
            <text:p text:style-name="P3"><text:span text:style-name="T2">Output</text:span></text:p>
          </draw:text-box>
        </draw:frame>
        <draw:line draw:style-name="gr8" draw:text-style-name="P2" draw:layer="layout" svg:x1="13cm" svg:y1="13.7cm" svg:x2="13cm" svg:y2="16.699cm">
          <text:p/>
        </draw:line>
        <draw:line draw:style-name="gr8" draw:text-style-name="P2" draw:layer="layout" svg:x1="8cm" svg:y1="9.7cm" svg:x2="8cm" svg:y2="11.45cm">
          <text:p/>
        </draw:line>
        <draw:line draw:style-name="gr8" draw:text-style-name="P2" draw:layer="layout" svg:x1="8cm" svg:y1="13.7cm" svg:x2="8cm" svg:y2="15.199cm">
          <text:p/>
        </draw:line>
        <draw:line draw:style-name="gr8" draw:text-style-name="P2" draw:layer="layout" svg:x1="13cm" svg:y1="8.2cm" svg:x2="13cm" svg:y2="11.199cm">
          <text:p/>
        </draw:line>
        <draw:g draw:style-name="gr2">
          <draw:polyline draw:style-name="gr15" draw:text-style-name="P2" draw:layer="layout" svg:width="2cm" svg:height="2.5cm" svg:x="9.5cm" svg:y="9.2cm" svg:viewBox="0 0 2001 2501" draw:points="0,0 1001,0 1001,2501 2001,2501">
            <text:p/>
          </draw:polyline>
          <draw:frame draw:style-name="gr16" draw:text-style-name="P2" draw:layer="layout" svg:width="1.411cm" svg:height="1.219cm" svg:x="9.794cm" svg:y="9.841cm">
            <draw:text-box>
              <text:p/>
            </draw:text-box>
          </draw:frame>
        </draw:g>
        <draw:g draw:style-name="gr2">
          <draw:polyline draw:style-name="gr8" draw:text-style-name="P2" draw:layer="layout" svg:width="2cm" svg:height="2.475cm" svg:x="9.5cm" svg:y="13.225cm" svg:viewBox="0 0 2001 2476" draw:points="0,2476 1001,2476 1001,0 2001,0">
            <text:p/>
          </draw:polyline>
          <draw:frame draw:style-name="gr16" draw:text-style-name="P2" draw:layer="layout" svg:width="1.411cm" svg:height="1.219cm" svg:x="9.794cm" svg:y="13.853cm">
            <draw:text-box>
              <text:p/>
            </draw:text-box>
          </draw:frame>
        </draw:g>
        <draw:polyline draw:style-name="gr8" draw:text-style-name="P2" draw:layer="layout" svg:width="3.75cm" svg:height="2.625cm" svg:x="3cm" svg:y="12.575cm" svg:viewBox="0 0 3751 2626" draw:points="3751,0 0,0 0,2626">
          <text:p/>
        </draw:polyline>
        <draw:g draw:style-name="gr1">
          <draw:g draw:style-name="gr2">
            <draw:path draw:style-name="gr17" draw:text-style-name="P6" draw:layer="layout" svg:width="3cm" svg:height="1cm" svg:x="1.5cm" svg:y="15.2cm" svg:viewBox="0 0 3001 1001" svg:d="M2502 1001c87 0 173-23 249-67s139-107 183-183 67-163 67-250v-1c0-87-23-174-67-250s-107-139-183-183-162-67-249-67h-2003c-87 0-173 23-249 67s-139 107-183 183-67 162-67 249c0 1 0 1 0 2 0 87 23 174 67 250s107 139 183 183 162 67 249 67z">
              <text:p/>
            </draw:path>
            <draw:path draw:style-name="gr4" draw:text-style-name="P2" draw:layer="layout" svg:width="3cm" svg:height="1cm" svg:x="1.5cm" svg:y="15.2cm" svg:viewBox="0 0 3001 1001" svg:d="M2502 1001c87 0 173-23 249-67s139-107 183-183 67-163 67-250v-1c0-87-23-174-67-250s-107-139-183-183-162-67-249-67h-2003c-87 0-173 23-249 67s-139 107-183 183-67 162-67 249c0 1 0 1 0 2 0 87 23 174 67 250s107 139 183 183 162 67 249 67z">
              <text:p/>
            </draw:path>
          </draw:g>
          <draw:frame draw:style-name="gr7" draw:text-style-name="P2" draw:layer="layout" svg:width="3cm" svg:height="1cm" svg:x="1.5cm" svg:y="15.2cm">
            <draw:text-box>
              <text:p text:style-name="P3"><text:span text:style-name="T2">Deserializ</text:span><text:span text:style-name="T2">er</text:span></text:p>
            </draw:text-box>
          </draw:frame>
        </draw:g>
        <draw:g draw:style-name="gr1">
          <draw:g draw:style-name="gr2">
            <draw:path draw:style-name="gr17" draw:text-style-name="P6" draw:layer="layout" svg:width="3cm" svg:height="1.5cm" svg:x="1.5cm" svg:y="17.7cm" svg:viewBox="0 0 3001 1501" svg:d="M2502 1501c87 0 173-23 249-67s139-107 183-183 67-162 67-250v-501c0-88-23-174-67-250s-107-139-183-183-162-67-249-67h-2003c-87 0-173 23-249 67s-139 107-183 183-67 162-67 250v501c0 88 23 174 67 250s107 139 183 183 162 67 249 67z">
              <text:p/>
            </draw:path>
            <draw:path draw:style-name="gr4" draw:text-style-name="P2" draw:layer="layout" svg:width="3cm" svg:height="1.5cm" svg:x="1.5cm" svg:y="17.7cm" svg:viewBox="0 0 3001 1501" svg:d="M2502 1501c87 0 173-23 249-67s139-107 183-183 67-162 67-250v-501c0-88-23-174-67-250s-107-139-183-183-162-67-249-67h-2003c-87 0-173 23-249 67s-139 107-183 183-67 162-67 250v501c0 88 23 174 67 250s107 139 183 183 162 67 249 67z">
              <text:p/>
            </draw:path>
          </draw:g>
          <draw:frame draw:style-name="gr18" draw:text-style-name="P2" draw:layer="layout" svg:width="3cm" svg:height="1.615cm" svg:x="1.5cm" svg:y="17.642cm">
            <draw:text-box>
              <text:p text:style-name="P3"><text:span text:style-name="T2">Bob</text:span></text:p>
              <text:p text:style-name="P3"><text:span text:style-name="T2">BareVM</text:span></text:p>
            </draw:text-box>
          </draw:frame>
        </draw:g>
        <draw:line draw:style-name="gr8" draw:text-style-name="P2" draw:layer="layout" svg:x1="3cm" svg:y1="16.2cm" svg:x2="3cm" svg:y2="17.7cm">
          <text:p/>
        </draw:line>
        <draw:line draw:style-name="gr8" draw:text-style-name="P2" draw:layer="layout" svg:x1="3cm" svg:y1="19.2cm" svg:x2="3cm" svg:y2="20.2cm">
          <text:p/>
        </draw:line>
        <draw:frame draw:style-name="gr13" draw:text-style-name="P2" draw:layer="layout" svg:width="2.7cm" svg:height="0.949cm" svg:x="1.65cm" svg:y="20.078cm">
          <draw:text-box>
            <text:p text:style-name="P3"><text:span text:style-name="T2">Output</text:span></text:p>
          </draw:text-box>
        </draw:frame>
        <draw:g draw:style-name="gr1">
          <draw:g draw:style-name="gr2">
            <draw:path draw:style-name="gr6" draw:text-style-name="P4" draw:layer="layout" svg:width="4.761cm" svg:height="1cm" svg:x="15.339cm" svg:y="7.181cm" svg:viewBox="0 0 4762 1001" svg:d="M3970 1001c138 0 275-23 395-67 121-44 221-107 291-183s106-162 106-250c0-88-36-174-106-251-70-76-170-139-291-183-120-44-257-67-395-67h-3178c-138 0-275 23-395 67-121 44-221 107-291 183s-106 162-106 250c0 88 36 174 106 251 70 76 170 139 291 183 120 44 257 67 395 67z">
              <text:p/>
            </draw:path>
            <draw:path draw:style-name="gr4" draw:text-style-name="P2" draw:layer="layout" svg:width="4.761cm" svg:height="1cm" svg:x="15.339cm" svg:y="7.181cm" svg:viewBox="0 0 4762 1001" svg:d="M3970 1001c138 0 275-23 395-67 121-44 221-107 291-183s106-162 106-250c0-88-36-174-106-251-70-76-170-139-291-183-120-44-257-67-395-67h-3178c-138 0-275 23-395 67-121 44-221 107-291 183s-106 162-106 250c0 88 36 174 106 251 70 76 170 139 291 183 120 44 257 67 395 67z">
              <text:p/>
            </draw:path>
          </draw:g>
          <draw:frame draw:style-name="gr7" draw:text-style-name="P7" draw:layer="layout" svg:width="4.76cm" svg:height="1cm" svg:x="15.339cm" svg:y="7.181cm">
            <draw:text-box>
              <text:p text:style-name="P3"><text:span text:style-name="T2">WASM </text:span><text:span text:style-name="T2">Compiler</text:span></text:p>
            </draw:text-box>
          </draw:frame>
        </draw:g>
        <draw:polyline draw:style-name="gr8" draw:text-style-name="P2" draw:layer="layout" svg:width="6.5cm" svg:height="1.5cm" svg:x="11.238cm" svg:y="5.703cm" svg:viewBox="0 0 6501 1501" draw:points="0,0 6501,0 6501,1501">
          <text:p/>
        </draw:polyline>
        <draw:line draw:style-name="gr8" draw:text-style-name="P2" draw:layer="layout" svg:x1="17.782cm" svg:y1="8.196cm" svg:x2="17.782cm" svg:y2="11.195cm">
          <text:p/>
        </draw:line>
        <draw:g draw:style-name="gr1">
          <draw:g draw:style-name="gr2">
            <draw:polygon draw:style-name="gr10" draw:text-style-name="P5" draw:layer="layout" svg:width="3cm" svg:height="2.5cm" svg:x="16.303cm" svg:y="11.207cm" svg:viewBox="0 0 3001 2501" draw:points="0,2501 3001,2501 3001,0 0,0">
              <text:p/>
            </draw:polygon>
            <draw:polygon draw:style-name="gr11" draw:text-style-name="P2" draw:layer="layout" svg:width="3cm" svg:height="2.5cm" svg:x="16.303cm" svg:y="11.207cm" svg:viewBox="0 0 3001 2501" draw:points="0,2501 3001,2501 3001,0 0,0">
              <text:p/>
            </draw:polygon>
          </draw:g>
          <draw:frame draw:style-name="gr12" draw:text-style-name="P2" draw:layer="layout" svg:width="3cm" svg:height="2.5cm" svg:x="16.303cm" svg:y="11.207cm">
            <draw:text-box>
              <text:p text:style-name="P3"><text:span text:style-name="T1">WASM</text:span></text:p>
              <text:p text:style-name="P3"><text:span text:style-name="T1">Text code</text:span></text:p>
            </draw:text-box>
          </draw:frame>
        </draw:g>
        <draw:custom-shape draw:style-name="gr19" draw:text-style-name="P9" draw:layer="layout" svg:width="2.54cm" svg:height="1.27cm" svg:x="16.51cm" svg:y="16.51cm">
          <text:p text:style-name="P8"><text:span text:style-name="T3">WASM</text:span></text:p>
          <text:p text:style-name="P8"><text:span text:style-name="T3">Runtime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7.793cm" svg:y1="13.739cm" svg:x2="17.78cm" svg:y2="16.484cm">
          <text:p/>
        </draw:line>
        <draw:line draw:style-name="gr8" draw:text-style-name="P2" draw:layer="layout" svg:x1="17.782cm" svg:y1="8.186cm" svg:x2="17.782cm" svg:y2="11.185cm">
          <text:p/>
        </draw:line>
        <draw:line draw:style-name="gr8" draw:text-style-name="P2" draw:layer="layout" svg:x1="17.782cm" svg:y1="8.186cm" svg:x2="17.782cm" svg:y2="11.185cm">
          <text:p/>
        </draw:line>
        <draw:line draw:style-name="gr8" draw:text-style-name="P2" draw:layer="layout" svg:x1="17.796cm" svg:y1="17.796cm" svg:x2="17.806cm" svg:y2="20.188cm">
          <text:p/>
        </draw:line>
        <draw:frame draw:style-name="gr13" draw:text-style-name="P2" draw:layer="layout" svg:width="2.7cm" svg:height="0.949cm" svg:x="16.406cm" svg:y="20.026cm">
          <draw:text-box>
            <text:p text:style-name="P3"><text:span text:style-name="T2">Outpu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5f_0" draw:display-name="Gradient_0" draw:style="linear" draw:start-color="#e8eef7" draw:end-color="#729fdc" draw:start-intensity="100%" draw:end-intensity="100%" draw:angle="270deg" draw:border="0%">
      <loext:gradient-stop svg:offset="0" loext:color-type="rgb" loext:color-value="#e8eef7"/>
      <loext:gradient-stop svg:offset="1" loext:color-type="rgb" loext:color-value="#729fdc"/>
    </draw:gradient>
    <draw:gradient draw:name="Gradient_5f_1" draw:display-name="Gradient_1" draw:style="linear" draw:start-color="#f8b57e" draw:end-color="#facca7" draw:start-intensity="100%" draw:end-intensity="100%" draw:angle="270deg" draw:border="0%">
      <loext:gradient-stop svg:offset="0" loext:color-type="rgb" loext:color-value="#f8b57e"/>
      <loext:gradient-stop svg:offset="1" loext:color-type="rgb" loext:color-value="#facca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arker_5f_0" draw:display-name="Marker_0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2T06:49:38.417615134</dc:date>
    <meta:creation-date>2011-04-02T07:29:09Z</meta:creation-date>
    <meta:generator>LibreOffice/24.2.7.2$Linux_X86_64 LibreOffice_project/420$Build-2</meta:generator>
    <meta:editing-duration>PT9M20S</meta:editing-duration>
    <meta:editing-cycles>1</meta:editing-cycles>
    <meta:document-statistic meta:object-count="89"/>
  </office:meta>
</office:document-meta>
</file>